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8f04"/>
    </style:style>
    <style:style style:name="P2" style:family="paragraph" style:parent-style-name="Standard">
      <style:text-properties officeooo:rsid="0009927f" officeooo:paragraph-rsid="0009927f"/>
    </style:style>
    <style:style style:name="P3" style:family="paragraph" style:parent-style-name="Standard">
      <style:text-properties officeooo:paragraph-rsid="00078f04"/>
    </style:style>
    <style:style style:name="P4" style:family="paragraph" style:parent-style-name="Standard">
      <style:text-properties officeooo:rsid="00200697" officeooo:paragraph-rsid="00200697"/>
    </style:style>
    <style:style style:name="T1" style:family="text">
      <style:text-properties officeooo:rsid="00078f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javac -classpath ".:/usr/share/java/cup.jar:/home/adminubuntu/Documents/SMPL/src:/home/adminubuntu/Documents/SMPL/src/cs34q-utils.jar" FnPlotFrame.java</text:p>
      <text:p text:style-name="P1"/>
      <text:p text:style-name="P1"/>
      <text:p text:style-name="P1">java -classpath ".:/usr/share/java/cup.jar:/home/adminubuntu/Documents/SMPL/src:/home/adminubuntu/Documents/SMPL/src/cs34q-utils.jar" fnplot/gui/FnPlotFrame</text:p>
      <text:p text:style-name="P1"/>
      <text:p text:style-name="P1"/>
      <text:p text:style-name="P1">jflex FnPlotLexer</text:p>
      <text:p text:style-name="P1"/>
      <text:p text:style-name="P1">cup -parser FnPlotParser FnPlotParser.cup</text:p>
      <text:p text:style-name="P1"/>
      <text:p text:style-name="P1"/>
      <text:p text:style-name="P1"/>
      <text:p text:style-name="P1"/>
      <text:p text:style-name="P1"/>
      <text:p text:style-name="P1"><text:s/>[a-zA-Z] | ({alphanum}|"+"|"-"|"/"|"*"|"!"|"@"|"$"|"%"|"^"|"&amp;"|"="|"|"|"?"|"&lt;"|"&gt;"|"."|"~"|"`") ({alphanum}|"+"|"-"|"/"|"*"|"!"|"@"|"$"|"%"|"^"|"&amp;"|"="|"|"|"?"|"&lt;"|"&gt;"|"~"|"`"|"#")* [a-zA-Z]+ ({alphanum}|"+"|"-"|"/"|"*"|"!"|"@"|"$"|"%"|"^"|"&amp;"|"="|"|"|"?"|"&lt;"|"&gt;"|"~"|"`"|"#")* | [a-zA-Z][0-9]</text:p>
      <text:p text:style-name="P1"/>
      <text:p text:style-name="P1">/* <text:s text:c="2"/>(?=[a-zA-Z])+.*(?!(?:.*[\(,\{,\[,\",\',\:]))+([^#])* <text:s text:c="2"/>*/</text:p>
      <text:p text:style-name="P1"/>
      <text:p text:style-name="P1"><text:tab/></text:p>
      <text:p text:style-name="P1"><text:bookmark-start text:name="__DdeLink__4_2570097641"/>bar1 :<text:span text:style-name="T1">= 1;</text:span><text:bookmark-end text:name="__DdeLink__4_2570097641"/></text:p>
      <text:p text:style-name="P1">1bar <text:s/>:<text:span text:style-name="T1">= 1;</text:span></text:p>
      <text:p text:style-name="P1">ba1r :<text:span text:style-name="T1">=</text:span> <text:span text:style-name="T1">1;</text:span></text:p>
      <text:p text:style-name="P1">foo! <text:s/>:<text:span text:style-name="T1">= 1;</text:span></text:p>
      <text:p text:style-name="P1">bar? <text:s/>:<text:span text:style-name="T1">= <text:s/>1;</text:span></text:p>
      <text:p text:style-name="P1">fo#o :<text:span text:style-name="T1">= <text:s/>1;</text:span></text:p>
      <text:p text:style-name="P1">foo.bar :<text:span text:style-name="T1">= 1;</text:span></text:p>
      <text:p text:style-name="Standard"/>
      <text:p text:style-name="P1">#bar :<text:span text:style-name="T1">= 1;</text:span></text:p>
      <text:p text:style-name="P1">12 :<text:span text:style-name="T1">= 1;</text:span></text:p>
      <text:p text:style-name="P1">(foo) :<text:span text:style-name="T1">= 1;</text:span></text:p>
      <text:p text:style-name="P1">{bar} :<text:span text:style-name="T1">= 1;</text:span></text:p>
      <text:p text:style-name="P1">[baz] :<text:span text:style-name="T1">= 1;</text:span></text:p>
      <text:p text:style-name="P1">foo,bar :<text:span text:style-name="T1">= 1;</text:span></text:p>
      <text:p text:style-name="P1">foo:bar :<text:span text:style-name="T1">= 1;</text:span></text:p>
      <text:p text:style-name="P1"/>
      <text:p text:style-name="P1"><text:bookmark-start text:name="__DdeLink__13_2570097641"/><text:bookmark-start text:name="__DdeLink__6_2570097641"/>def map proc(f, lst)</text:p>
      <text:p text:style-name="P1">/* return a new list contining</text:p>
      <text:p text:style-name="P1">f(x) for each x in list */</text:p>
      <text:p text:style-name="P1">if eqv?(lst, #e)</text:p>
      <text:p text:style-name="P1">then #e</text:p>
      <text:p text:style-name="P1">else pair(f(car(lst)),</text:p>
      <text:p text:style-name="P1">map(f, cdr(lst)));<text:bookmark-end text:name="__DdeLink__6_2570097641"/></text:p>
      <text:p text:style-name="P1"/>
      <text:p text:style-name="P1"><text:bookmark-start text:name="__DdeLink__9_2570097641"/><text:soft-page-break/>def map proc(f, lst)</text:p>
      <text:p text:style-name="P1">/* return a new list contining</text:p>
      <text:p text:style-name="P1">f(x) for each x in list */</text:p>
      <text:p text:style-name="P1">if equal?(lst,#e)</text:p>
      <text:p text:style-name="P1">then #e</text:p>
      <text:p text:style-name="P1">else pair(f(car(lst)),</text:p>
      <text:p text:style-name="P1">map(f, cdr(lst)));</text:p>
      <text:p text:style-name="P2"/>
      <text:p text:style-name="P1"/>
      <text:p text:style-name="P1">f := proc(x) x * 5;</text:p>
      <text:p text:style-name="P2"/>
      <text:p text:style-name="P1"/>
      <text:p text:style-name="P1">lst := list(1,2,3,4,5,7,8,100);</text:p>
      <text:p text:style-name="P2"/>
      <text:p text:style-name="P1"/>
      <text:p text:style-name="P1">map(f, lst);<text:bookmark-end text:name="__DdeLink__9_2570097641"/><text:bookmark-end text:name="__DdeLink__13_257009764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DdeLink__623_1324700546"/><text:bookmark-start text:name="__DdeLink__625_1324700546"/><text:bookmark-start text:name="__DdeLink__627_1324700546"/><text:bookmark-start text:name="__DdeLink__15_2570097641"/>def append proc(l1, l2)</text:p>
      <text:p text:style-name="P1">/* copy l1 and then attach l2 to it</text:p>
      <text:p text:style-name="P1">and return the resulting list. */</text:p>
      <text:p text:style-name="P1">if equal?(l1 ,#e)</text:p>
      <text:p text:style-name="P1">then l2</text:p>
      <text:p text:style-name="P1">else cons(car(l1),</text:p>
      <text:p text:style-name="P1">append(cdr(l1), l2));<text:bookmark-end text:name="__DdeLink__623_1324700546"/><text:bookmark-end text:name="__DdeLink__625_1324700546"/><text:bookmark-end text:name="__DdeLink__627_1324700546"/><text:bookmark-end text:name="__DdeLink__15_2570097641"/></text:p>
      <text:p text:style-name="P1"/>
      <text:p text:style-name="P1"/>
      <text:p text:style-name="P1"><text:bookmark-start text:name="__DdeLink__20_2570097641"/><text:bookmark-start text:name="__DdeLink__17_2570097641"/>v := [: 1, 6,2,4,3,7,9,8 :];<text:bookmark-end text:name="__DdeLink__17_2570097641"/></text:p>
      <text:p text:style-name="P1"/>
      <text:p text:style-name="P1">h := heapify(v);</text:p>
      <text:p text:style-name="P1"/>
      <text:p text:style-name="P1"><text:bookmark-start text:name="__DdeLink__22_2570097641"/>deleteMin(h);<text:bookmark-end text:name="__DdeLink__22_2570097641"/><text:bookmark-end text:name="__DdeLink__20_2570097641"/></text:p>
      <text:p text:style-name="P1"/>
      <text:p text:style-name="P1"/>
      <text:p text:style-name="P1"/>
      <text:p text:style-name="P1"><text:bookmark-start text:name="__DdeLink__234_514491243"/><text:bookmark-start text:name="__DdeLink__269_514491243"/><text:bookmark-start text:name="__DdeLink__262_514491243"/><text:bookmark-start text:name="__DdeLink__255_514491243"/><text:bookmark-start text:name="__DdeLink__248_514491243"/><text:bookmark-start text:name="__DdeLink__241_514491243"/><text:bookmark-start text:name="__DdeLink__227_514491243"/><text:bookmark-start text:name="__DdeLink__220_514491243"/>def x 5;</text:p>
      <text:p text:style-name="P1">def y 7;</text:p>
      <text:p text:style-name="P1"/>
      <text:p text:style-name="P1"><text:bookmark-start text:name="__DdeLink__208_514491243"/><text:bookmark-start text:name="__DdeLink__206_514491243"/><text:bookmark-start text:name="__DdeLink__204_514491243"/><text:bookmark-start text:name="__DdeLink__213_514491243"/>def <text:bookmark-start text:name="__DdeLink__210_514491243"/>swap<text:bookmark-end text:name="__DdeLink__210_514491243"/> proc (ref a , ref b ) {</text:p>
      <text:p text:style-name="P1">tmp := a ;</text:p>
      <text:p text:style-name="P1">a := b;</text:p>
      <text:p text:style-name="P1">b := tmp ;</text:p>
      <text:p text:style-name="P4"><text:soft-page-break/>[:a,b:];</text:p>
      <text:p text:style-name="P1">};<text:bookmark-end text:name="__DdeLink__262_514491243"/><text:bookmark-end text:name="__DdeLink__255_514491243"/><text:bookmark-end text:name="__DdeLink__248_514491243"/><text:bookmark-end text:name="__DdeLink__241_514491243"/><text:bookmark-end text:name="__DdeLink__234_514491243"/><text:bookmark-end text:name="__DdeLink__227_514491243"/><text:bookmark-end text:name="__DdeLink__220_514491243"/><text:bookmark-end text:name="__DdeLink__213_514491243"/><text:bookmark-end text:name="__DdeLink__208_514491243"/><text:bookmark-end text:name="__DdeLink__206_514491243"/><text:bookmark-end text:name="__DdeLink__204_514491243"/><text:bookmark-end text:name="__DdeLink__269_51449124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/Deals with keywords from parameter, to be remove when features are completed</text:p>
      <text:p text:style-name="P1"><text:soft-page-break/><text:tab/><text:tab/>String p = fun.getFunExp().getParameters().get(count);</text:p>
      <text:p text:style-name="P1"><text:tab/><text:tab/>String newp = p.substring(4, p.length());</text:p>
      <text:p text:style-name="P1"><text:tab/><text:tab/>if (p.substring(0,3).equals("ref")){fun.getFunExp().setParameters(count, newp);}</text:p>
      <text:p text:style-name="P1"><text:tab/><text:tab/>count += 1;</text:p>
      <text:p text:style-name="P1"><text:tab/><text:tab/>/** Attempt at Call by reference*</text:p>
      <text:p text:style-name="P1"><text:tab/><text:tab/>String p = fun.getFunExp().getParameters().get(count);</text:p>
      <text:p text:style-name="P1"><text:tab/><text:tab/>if (p.substring(0,3).equals("ref")){</text:p>
      <text:p text:style-name="P1"><text:tab/><text:tab/><text:tab/>String newp = p.substring(4, p.length());</text:p>
      <text:p text:style-name="P1"><text:tab/><text:tab/><text:tab/>fun.getFunExp().setParameters(count, newp);</text:p>
      <text:p text:style-name="P1"><text:tab/><text:tab/><text:tab/>ExpVar refarg = (ExpVar) args.get(count);</text:p>
      <text:p text:style-name="P1"><text:tab/><text:tab/><text:tab/>FnPlotValue x = fun.getClosingEnv().get(refarg.getVar());</text:p>
      <text:p text:style-name="P1"><text:tab/><text:tab/><text:tab/>System.out.println(x);</text:p>
      <text:p text:style-name="P1"><text:tab/><text:tab/><text:tab/>values.add(x);<text:tab/></text:p>
      <text:p text:style-name="P1"><text:tab/><text:tab/>}</text:p>
      <text:p text:style-name="P1"><text:tab/><text:tab/>else{</text:p>
      <text:p text:style-name="P1"><text:tab/><text:tab/><text:tab/>values.add(funarg.visit(this, arg));</text:p>
      <text:p text:style-name="P1"><text:tab/><text:tab/>}</text:p>
      <text:p text:style-name="P1"><text:tab/><text:tab/>count += 1; Attempt at Call by reference 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04:01:40.197687352</meta:creation-date>
    <dc:date>2020-01-02T05:34:15.299741779</dc:date>
    <meta:editing-duration>P1DT1H43M22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4" meta:paragraph-count="75" meta:word-count="267" meta:character-count="2250" meta:non-whitespace-character-count="2001"/>
  </office:meta>
</office:document-meta>
</file>